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5" style:family="paragraph" style:parent-style-name="Standard">
      <style:paragraph-properties fo:text-align="justify" style:justify-single-word="fals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6" style:family="paragraph" style:parent-style-name="Standard">
      <style:paragraph-properties style:text-autospace="none"/>
      <style:text-properties style:font-name="TimesNewRoman" fo:font-size="11.5pt" style:font-name-asian="TimesNewRoman" style:font-size-asian="11.5pt" style:font-name-complex="TimesNewRoman" style:font-size-complex="11.5pt"/>
    </style:style>
    <style:style style:name="P7" style:family="paragraph" style:parent-style-name="Standard">
      <style:paragraph-properties fo:margin-left="0.635cm" fo:margin-right="0cm" fo:text-align="justify" style:justify-single-word="false" fo:text-indent="0.635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.079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ista 2 – vetores (sala de aula)</text:p>
      <text:p text:style-name="Standard"/>
      <text:p text:style-name="P1">Assunto:</text:p>
      <text:p text:style-name="P1"><text:tab/>Vetores numéricos, funções, arquivos de cabeçalho.</text:p>
      <text:p text:style-name="P1"/>
      <text:p text:style-name="P1"><text:span text:style-name="T5">Lembretes</text:span>:</text:p>
      <text:p text:style-name="P1"><text:tab/>Vetores precisam ter tamanho definido quando são declarados.</text:p>
      <text:p text:style-name="P1"><text:tab/>Cuidado para não ultrapassar o tamanho do vetor, ou seja, percorrer índices (ler) ou armazenar valores (escrever) além do tamanho definido para o vetor.</text:p>
      <text:p text:style-name="P8"/>
      <text:p text:style-name="P9">Indispensável: </text:p>
      <text:p text:style-name="P9"><text:tab/><text:span text:style-name="T6">Usar as funções gerar e mostrar os vetores.</text:span></text:p>
      <text:p text:style-name="P10"/>
      <text:p text:style-name="P11"><text:span text:style-name="T3">Observação:</text:span><text:span text:style-name="T1"> </text:span></text:p>
      <text:p text:style-name="P11"><text:span text:style-name="T1"><text:tab/>Para gerar números aleatório utilizar a função rand() que está na biblioteca math.h e necessário incluir time.h para usar time(NULL). Inicialmente declarar </text:span><text:span text:style-name="T2">srand(time(NULL));</text:span><text:span text:style-name="T1"> para que seja gerado um início (semente) aleatória para a função rand; depois utilizar </text:span><text:span text:style-name="T2">rand(), </text:span><text:span text:style-name="T1">que pode ser </text:span><text:span text:style-name="T2">rand() /</text:span><text:span text:style-name="T1"> dividido por alguma constante ou variável ou </text:span><text:span text:style-name="T2">rand() %</text:span><text:span text:style-name="T1"> resto de alguma constante ou variável para obter números em uma determinada faixa.</text:span></text:p>
      <text:p text:style-name="P1"/>
      <text:p text:style-name="P2"/>
      <text:p text:style-name="P3">Utilizando as funções para gerar e mostrar vetor, listar os exercícios 1 a 6 e possibilitar escolha pelo usuário. Cada um desses exercício pode ser uma função definida no próprio arquivo da main().</text:p>
      <text:p text:style-name="P2"/>
      <text:p text:style-name="P2">1) Gerar aleatoriamente 8 elementos para um vetor A. Construir um vetor B de mesma dimensão com os elementos de A multiplicados por 2.</text:p>
      <text:p text:style-name="P2"/>
      <text:p text:style-name="P2">2) Gerar aleatoriamente 7 elementos para um vetor A. Construir um vetor B de mesmo tipo, sendo que cada elemento de B deverá ser o elemento de A correspondente multiplicado por sua posição (ou índice), ou seja, B[i] = A[i] * i.</text:p>
      <text:p text:style-name="P2"/>
      <text:p text:style-name="P2">3) Gerar aleatoriamente 10 elementos para um vetor A e construir um vetor B de mesma dimensão com os mesmos elementos de A, mas em ordem invertida, ou seja, o primeiro elemento de A será o último de B, o segundo elemento de A será o penúltimo de B e assim sucessivamente.</text:p>
      <text:p text:style-name="P2"/>
      <text:list xml:id="list32656954" text:style-name="L1">
        <text:list-header>
          <text:p text:style-name="P14">4) Gerar aleatoriamente dois vetores A e B com n elementos. O usuário informa a quantidade de elementos dos vetores. Validar para que seja informada uma quantidade positiva de elementos. Mostrar os elementos desses vetores. Construir um vetor C, em que cada elemento de C será <text:span text:style-name="T4">1,</text:span> quando o elemento de A for maior que o respectivo elemento em B; <text:span text:style-name="T4">0,</text:span> quando o elemento de A for igual ao respectivo elemento em B; e <text:span text:style-name="T4">-1</text:span> quando o elemento de A for menor que o respectivo elemento em B. Mostrar os elementos desse vetor C.</text:p>
          <text:p text:style-name="P13"/>
        </text:list-header>
      </text:list>
      <text:p text:style-name="P2">5) Gerar aleatoriamente 10 elementos para um vetor. Desse vetor, calcular e mostrar:</text:p>
      <text:p text:style-name="P7"><text:soft-page-break/>a) A soma de elementos armazenados nesse vetor que são inferiores a 100; </text:p>
      <text:p text:style-name="P7">b) A quantidade de elementos armazenados nesse vetor que são iguais a 100; </text:p>
      <text:p text:style-name="P7">c) A média dos elementos armazenados nesse vetor que são superiores a 100. Validar para não realizar uma divisão por zero.</text:p>
      <text:p text:style-name="P2"/>
      <text:p text:style-name="P5"><text:span text:style-name="T1">6) </text:span>Em uma determinada cidade, sabe-se que, de janeiro a abril de um determinado ano (121 dias), a temperatura ficou entre a 15° e 40°. Gerar um vetor com valores randômicos nesse intervalo para esse período de tempo. Em seguida, obtenha e mostre:</text:p>
      <text:p text:style-name="P4">a) a menor temperatura ocorrida;</text:p>
      <text:p text:style-name="P4">b) a maior temperatura ocorrida;</text:p>
      <text:p text:style-name="P4">c) a temperatura média;</text:p>
      <text:p text:style-name="P6">d) o número de dias em que a temperatura foi inferior à temperatura média.</text:p>
      <text:p text:style-name="P6"/>
      <text:p text:style-name="P6">7) Gerar aleatoriamente um vetor com 100 elementos que conterá somente valores 0 e 1. Mostrar esse vetor. Em seguida contar quantos 0s sucessivos o vetor contém, armazenar essa quantidade em outro vetor e mostrá-lo. Qual seria o tamanho mínimo e máximo desse vetor que armazena as quantidades? Criá-lo para <text:s/>a tamanho máximo possível.</text:p>
      <text:p text:style-name="P6">Exemplo</text:p>
      <text:p text:style-name="P6">Vetorgerado: 00010011111000</text:p>
      <text:p text:style-name="P6">VetorQuatidades:323 (os três primeiros zeros,os dois zeros subsequentes e os três zeros no fin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vetores (sala de aula – tutorados)</dc:title>
    <meta:initial-creator>Beatriz</meta:initial-creator>
    <meta:creation-date>2008-12-27T14:54:00</meta:creation-date>
    <dc:creator>Beatriz </dc:creator>
    <dc:date>2012-09-10T13:10:55.96</dc:date>
    <meta:editing-cycles>27</meta:editing-cycles>
    <meta:editing-duration>PT02H19M43S</meta:editing-duration>
    <meta:generator>BrOffice.org/3.2$Win32 OpenOffice.org_project/320m18$Build-9502</meta:generator>
    <meta:document-statistic meta:table-count="0" meta:image-count="0" meta:object-count="0" meta:page-count="2" meta:paragraph-count="28" meta:word-count="569" meta:character-count="3385"/>
  </office:meta>
</office:document-meta>
</file>